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333333" draw:marker-start-width="0.245cm" draw:marker-end-width="0.245cm" draw:fill="solid" draw:fill-color="#ffffff" draw:textarea-horizontal-align="justify" draw:textarea-vertical-align="middle" draw:auto-grow-height="false" fo:padding-top="0.14cm" fo:padding-bottom="0.015cm" fo:padding-left="0.265cm" fo:padding-right="0.265cm"/>
    </style:style>
    <style:style style:name="gr2" style:family="graphic" style:parent-style-name="standard">
      <style:graphic-properties draw:stroke="none" svg:stroke-width="0.03cm" svg:stroke-color="#333333" draw:marker-start-width="0.245cm" draw:marker-end-width="0.245cm" draw:fill="solid" draw:fill-color="#b2b2b2" draw:textarea-horizontal-align="justify" draw:textarea-vertical-align="middle" draw:auto-grow-height="false" fo:padding-top="0.14cm" fo:padding-bottom="0.015cm" fo:padding-left="0.265cm" fo:padding-right="0.265cm"/>
    </style:style>
    <style:style style:name="gr3" style:family="graphic" style:parent-style-name="standard">
      <style:graphic-properties svg:stroke-width="0.03cm" svg:stroke-color="#333333" draw:marker-start-width="0.245cm" draw:marker-end-width="0.245cm" draw:fill="bitmap" draw:fill-image-name="Empty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 style:list-style-name="L1">
      <style:graphic-properties svg:stroke-width="0.03cm" svg:stroke-color="#333333" draw:marker-start-width="0.245cm" draw:marker-end-width="0.245cm" draw:fill="bitmap" draw:fill-image-name="Empty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objectwithoutfill">
      <style:graphic-properties draw:stroke="solid" draw:stroke-dash="Fine_20_Dashed" svg:stroke-width="0.04cm" svg:stroke-color="#333333" draw:marker-start-width="0.26cm" draw:marker-end="Arrowheads_20_2" draw:marker-end-width="0.215cm" draw:fill="none" draw:textarea-vertical-align="middle" fo:padding-top="0.145cm" fo:padding-bottom="0.145cm" fo:padding-left="0.27cm" fo:padding-right="0.27cm"/>
    </style:style>
    <style:style style:name="gr6" style:family="graphic" style:parent-style-name="objectwithoutfill">
      <style:graphic-properties svg:stroke-width="0.04cm" svg:stroke-color="#333333" draw:marker-start-width="0.26cm" draw:marker-end="Arrowheads_20_2" draw:marker-end-width="0.215cm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3cm" svg:stroke-color="#333333" draw:marker-start="Arrowheads_20_2" draw:marker-start-width="0.2cm" draw:marker-end="Arrowheads_20_2" draw:marker-end-width="0.2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font-name="LM Roman 10" fo:font-size="9pt" style:font-size-asian="9pt" style:font-size-complex="9pt"/>
    </style:style>
    <style:style style:name="P4" style:family="paragraph">
      <style:paragraph-properties fo:text-align="center"/>
      <style:text-properties style:font-name="Liberation Sans2" fo:font-size="7pt" style:font-size-asian="7pt" style:font-size-complex="7pt"/>
    </style:style>
    <style:style style:name="P5" style:family="paragraph">
      <style:paragraph-properties fo:text-align="center"/>
      <style:text-properties style:font-name="Liberation Sans2" fo:font-size="7pt" style:letter-kerning="true" style:font-name-asian="Droid Sans Fallback" style:font-size-asian="7pt" style:font-name-complex="FreeSans" style:font-size-complex="7pt"/>
    </style:style>
    <style:style style:name="T1" style:family="text">
      <style:text-properties style:font-name="LM Roman 10" fo:font-size="9pt" style:font-size-asian="9pt" style:font-size-complex="9pt"/>
    </style:style>
    <style:style style:name="T2" style:family="text">
      <style:text-properties style:font-name="Liberation Sans2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4.6cm" svg:height="3.3cm" svg:x="4.9cm" svg:y="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><text:span text:style-name="T2">Hardwar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cm" svg:height="3.3cm" svg:x="2.6cm" svg:y="2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><text:span text:style-name="T2">P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1.2cm" svg:height="0.8cm" svg:x="3.099cm" svg:y="2.413cm">
          <text:p text:style-name="P2"><text:span text:style-name="T2">jA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1.2cm" svg:height="0.8cm" svg:x="3.1cm" svg:y="3.9cm">
          <text:p text:style-name="P2"><text:span text:style-name="T2">H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1.7cm" svg:height="0.8cm" svg:x="5.4cm" svg:y="2.4cm">
          <text:p text:style-name="P2"><text:span text:style-name="T2">Reti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1.7cm" svg:height="0.8cm" svg:x="5.4cm" svg:y="3.9cm">
          <text:p text:style-name="P2"><text:span text:style-name="T2">SpiNNa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1.2cm" svg:height="0.8cm" svg:x="7.9cm" svg:y="3.3cm">
          <text:p text:style-name="P2"><text:span text:style-name="T2">FP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7.1cm" svg:y1="2.8cm" svg:x2="8.5cm" svg:y2="3.3cm" draw:start-shape="id1" draw:start-glue-point="1" draw:end-shape="id2" draw:end-glue-point="0" svg:d="M7100 2800h1400v500" svg:viewBox="0 0 1401 501">
          <text:p/>
        </draw:connector>
        <draw:connector draw:style-name="gr6" draw:text-style-name="P2" draw:layer="layout" svg:x1="8.5cm" svg:y1="4.1cm" svg:x2="7.1cm" svg:y2="4.3cm" draw:start-shape="id2" draw:start-glue-point="2" draw:end-shape="id3" draw:end-glue-point="1" svg:d="M8500 4100v200h-1400" svg:viewBox="0 0 1401 201">
          <text:p/>
        </draw:connector>
        <draw:connector draw:style-name="gr7" draw:text-style-name="P2" draw:layer="layout" draw:type="line" svg:x1="5.4cm" svg:y1="4.3cm" svg:x2="4.3cm" svg:y2="4.3cm" draw:start-shape="id3" draw:start-glue-point="3" draw:end-shape="id4" draw:end-glue-point="1" svg:d="M5400 4300h-1100" svg:viewBox="0 0 1101 1">
          <text:p/>
        </draw:connector>
        <draw:connector draw:style-name="gr7" draw:text-style-name="P2" draw:layer="layout" draw:type="line" svg:x1="4.299cm" svg:y1="2.813cm" svg:x2="5.4cm" svg:y2="2.8cm" draw:start-shape="id5" draw:start-glue-point="1" draw:end-shape="id1" draw:end-glue-point="3" svg:d="M4299 2813l1101-13" svg:viewBox="0 0 1102 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3000 3000" svg:d="M1500 0l1500 2789v211h-114l-1286-2392v2392h-200v-2392l-1286 2392h-114v-211z"/>
    <draw:marker draw:name="Arrowheads_20_4" draw:display-name="Arrowheads 4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0:33:22.239013654</meta:creation-date>
    <dc:date>2014-11-11T13:43:22.985107382</dc:date>
    <meta:editing-duration>PT2H11M4S</meta:editing-duration>
    <meta:editing-cycles>6</meta:editing-cycles>
    <meta:generator>LibreOffice/4.2.7.2$Linux_X86_64 LibreOffice_project/420m0$Build-2</meta:generator>
    <meta:document-statistic meta:object-count="11"/>
  </office:meta>
</office:document-meta>
</file>